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f413d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91986217719376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3" draw:id="id3" draw:layer="layout" svg:width="5.239cm" svg:height="0.962cm" svg:x="4.048cm" svg:y="9.309cm">
          <draw:text-box>
            <text:p text:style-name="P3"><text:span text:style-name="T1">http://localhost/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2" draw:id="id2" draw:layer="layout" svg:width="5.239cm" svg:height="0.962cm" svg:x="16.113cm" svg:y="9.382cm">
          <draw:text-box>
            <text:p text:style-name="P3"><text:span text:style-name="T1">http://localhost/</text:span></text:p>
          </draw:text-box>
        </draw:frame>
        <draw:custom-shape draw:style-name="gr4" draw:text-style-name="P5" xml:id="id1" draw:id="id1" draw:layer="layout" svg:width="2.413cm" svg:height="1.909cm" draw:transform="skewX (-0.00191986217719376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4.017cm" svg:y1="13.437cm" svg:x2="18.732cm" svg:y2="10.344cm" draw:start-shape="id1" draw:start-glue-point="0" draw:end-shape="id2" svg:d="M14017 13437c0-2358 4715-812 4715-3093" svg:viewBox="0 0 4716 3094">
          <text:p/>
        </draw:connector>
        <draw:connector draw:style-name="gr5" draw:text-style-name="P6" draw:layer="layout" draw:type="curve" svg:x1="14.017cm" svg:y1="13.437cm" svg:x2="6.667cm" svg:y2="10.271cm" draw:start-shape="id1" draw:start-glue-point="0" draw:end-shape="id3" svg:d="M14017 13437c0-2413-7350-831-7350-3166" svg:viewBox="0 0 7351 3167">
          <text:p/>
        </draw:connector>
        <draw:frame draw:style-name="gr2" draw:text-style-name="P7" draw:layer="layout" svg:width="7.834cm" svg:height="0.962cm" svg:x="10.271cm" svg:y="16.113cm">
          <draw:text-box>
            <text:p text:style-name="P3"><text:span text:style-name="T2">Generates match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3:15.011256934</dc:date>
    <meta:editing-duration>PT16M3S</meta:editing-duration>
    <meta:editing-cycles>3</meta:editing-cycles>
    <meta:generator>LibreOffice/6.0.7.3$Linux_X86_64 LibreOffice_project/00m0$Build-3</meta:generator>
    <meta:document-statistic meta:object-count="8"/>
  </office:meta>
</office:document-meta>
</file>